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practice;</text:p>
      <text:p text:style-name="Standard">use practice;</text:p>
      <text:p text:style-name="Standard"/>
      <text:p text:style-name="Standard">create table emp(</text:p>
      <text:p text:style-name="Standard"><text:tab/>id int(3)Not null primary key,</text:p>
      <text:p text:style-name="Standard"><text:s text:c="4"/>ename varchar(15)not null,</text:p>
      <text:p text:style-name="Standard"><text:s text:c="4"/>dname varchar(15)</text:p>
      <text:p text:style-name="Standard">);</text:p>
      <text:p text:style-name="Standard"/>
      <text:p text:style-name="Standard">insert into emp values(1,'A','HR');</text:p>
      <text:p text:style-name="Standard">insert into emp values(2,'B','HR');</text:p>
      <text:p text:style-name="Standard">insert into emp values(3,'C','Sales');</text:p>
      <text:p text:style-name="Standard">insert into emp values(4,'D','HR');</text:p>
      <text:p text:style-name="Standard">insert into emp values(5,'E','Sales');</text:p>
      <text:p text:style-name="Standard">insert into emp values(6,'F','Sales');</text:p>
      <text:p text:style-name="Standard">insert into emp values(7,'G','HR');</text:p>
      <text:p text:style-name="Standard"/>
      <text:p text:style-name="Standard">select * from emp;</text:p>
      <text:p text:style-name="Standard"/>
      <text:p text:style-name="Standard">/*select </text:p>
      <text:p text:style-name="Standard">row_number() Over (order by ename) row_num,ename </text:p>
      <text:p text:style-name="Standard">from emp </text:p>
      <text:p text:style-name="Standard">ORDER BY ename;</text:p>
      <text:p text:style-name="Standard">*/</text:p>
      <text:p text:style-name="Standard"/>
      <text:p text:style-name="Standard">/*select </text:p>
      <text:p text:style-name="Standard">rank() Over (order by ename) row_num,ename </text:p>
      <text:p text:style-name="Standard">from emp </text:p>
      <text:p text:style-name="Standard">ORDER BY ename;</text:p>
      <text:p text:style-name="Standard">*/</text:p>
      <text:p text:style-name="Standard"/>
      <text:p text:style-name="Standard">/*select </text:p>
      <text:p text:style-name="Standard">dense_rank() Over (order by ename) row_num,ename </text:p>
      <text:p text:style-name="Standard">from emp </text:p>
      <text:p text:style-name="Standard">ORDER BY ename;</text:p>
      <text:p text:style-name="Standard">*/</text:p>
      <text:p text:style-name="Standard"/>
      <text:p text:style-name="Standard">create view myview as</text:p>
      <text:p text:style-name="Standard">select id,ename from emp</text:p>
      <text:p text:style-name="Standard">where ename is not null</text:p>
      <text:p text:style-name="Standard">with check option;</text:p>
      <text:p text:style-name="Standard"/>
      <text:p text:style-name="Standard">insert into myview values(80,'sonal');</text:p>
      <text:p text:style-name="Standard"/>
      <text:p text:style-name="Standard">select * from myview;</text:p>
      <text:p text:style-name="Standard"/>
      <text:p text:style-name="Standard">create table dept(</text:p>
      <text:p text:style-name="Standard"><text:tab/>id int(3)Not null primary key,</text:p>
      <text:p text:style-name="Standard"><text:s text:c="4"/>empcount int(5)not null,</text:p>
      <text:p text:style-name="Standard"><text:s text:c="4"/>deptname varchar(15)</text:p>
      <text:p text:style-name="Standard">);</text:p>
      <text:p text:style-name="Standard"/>
      <text:p text:style-name="Standard"><text:soft-page-break/>insert into dept values(100,50,'HR');</text:p>
      <text:p text:style-name="Standard">insert into dept values(200,5,'Sales');</text:p>
      <text:p text:style-name="Standard">insert into dept values(300,11,'HR');</text:p>
      <text:p text:style-name="Standard">insert into dept values(400,43,'HR');</text:p>
      <text:p text:style-name="Standard">insert into dept values(500,77,'Sales');</text:p>
      <text:p text:style-name="Standard">insert into dept values(600,99,'Sales');</text:p>
      <text:p text:style-name="Standard">insert into dept values(700,6,'HR');</text:p>
      <text:p text:style-name="Standard">insert into dept values(1,6,'HR');</text:p>
      <text:p text:style-name="Standard">insert into dept values(2,6,'HR');</text:p>
      <text:p text:style-name="Standard">insert into dept values(3,6,'HR');</text:p>
      <text:p text:style-name="Standard">insert into dept values(4,6,'HR');</text:p>
      <text:p text:style-name="Standard">insert into dept values(5,6,'HR');</text:p>
      <text:p text:style-name="Standard">insert into dept values(6,6,'HR');</text:p>
      <text:p text:style-name="Standard"/>
      <text:p text:style-name="Standard">select * from dept;</text:p>
      <text:p text:style-name="Standard"/>
      <text:p text:style-name="Standard">create view v1 as</text:p>
      <text:p text:style-name="Standard">select e.id as empId,e.ename, d.empcount,d.deptname</text:p>
      <text:p text:style-name="Standard">from emp e inner join dept d on e.id=d.id;</text:p>
      <text:p text:style-name="Standard">select * from v1;</text:p>
      <text:p text:style-name="Standard"/>
      <text:p text:style-name="Standard">insert into v1(empId,ename) values(100,'XYZ');</text:p>
      <text:p text:style-name="Standard">insert into v1(empcount,deptname) values(20,'A');</text:p>
      <text:p text:style-name="Standard"/>
      <text:p text:style-name="Standard">delete from myview where id=1;</text:p>
      <text:p text:style-name="Standard"/>
      <text:p text:style-name="Standard">delete from v1 where empId=2;</text:p>
      <text:p text:style-name="Standard"/>
      <text:p text:style-name="Standard">update myview set ename='Sonal' where id=2;</text:p>
      <text:p text:style-name="Standard"/>
      <text:p text:style-name="Standard">update v1 set deptname='xxxxx' where empId=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46:17.922965245</meta:creation-date>
    <dc:date>2019-10-15T18:46:39.321428030</dc:date>
    <meta:editing-duration>PT2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236" meta:character-count="1763" meta:non-whitespace-character-count="1565"/>
  </office:meta>
</office:document-meta>
</file>